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style:font-face style:name="Verdana" svg:font-family="Verdana, Arial, Helvetica, sans" style:font-family-generic="system"/>
  </office:font-face-decls>
  <office:automatic-styles>
    <style:style style:name="P1" style:family="paragraph" style:parent-style-name="Table_20_Contents">
      <style:paragraph-properties fo:margin-top="0cm" fo:margin-bottom="0.499cm" style:contextual-spacing="false"/>
      <style:text-properties fo:color="#0000ff" loext:opacity="100%" style:font-name="Verdana" fo:font-size="9pt" fo:font-weight="bold" style:font-size-asian="9pt" style:font-weight-asian="bold"/>
    </style:style>
    <style:style style:name="P2" style:family="paragraph" style:parent-style-name="Table_20_Contents">
      <style:text-properties fo:color="#0000ff" loext:opacity="100%"/>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margin-top="0cm" fo:margin-bottom="0.499cm" style:contextual-spacing="false"/>
    </style:style>
    <style:style style:name="P5" style:family="paragraph" style:parent-style-name="Table_20_Contents">
      <style:text-properties fo:font-size="2pt" style:font-size-asian="2pt" style:font-size-complex="2pt"/>
    </style:style>
    <style:style style:name="P6" style:family="paragraph" style:parent-style-name="Normal">
      <loext:graphic-properties draw:fill="solid" draw:fill-color="#aed7a8" draw:opacity="100%"/>
      <style:paragraph-properties fo:margin-top="0.176cm" fo:margin-bottom="0.176cm" style:contextual-spacing="false" fo:hyphenation-ladder-count="no-limit" fo:background-color="#aed7a8" style:vertical-align="auto"/>
      <style:text-properties fo:color="#000000" loext:opacity="100%" style:font-name="Arial" style:letter-kerning="false" style:font-name-asian="Times New Roman" style:language-asian="es" style:country-asian="ES" style:font-name-complex="Arial" style:language-complex="ar" style:country-complex="SA" fo:hyphenate="true" loext:hyphenation-no-caps="false"/>
    </style:style>
    <style:style style:name="P7" style:family="paragraph" style:parent-style-name="Normal_20__28_Web_29_">
      <loext:graphic-properties draw:fill="solid" draw:fill-color="#aed7a8" draw:opacity="100%"/>
      <style:paragraph-properties fo:background-color="#aed7a8"/>
      <style:text-properties fo:color="#000000" loext:opacity="100%" style:font-name="Arial" fo:font-size="13pt" style:font-size-asian="13pt" style:font-name-complex="Arial" style:font-size-complex="13pt"/>
    </style:style>
    <style:style style:name="P8" style:family="paragraph" style:parent-style-name="Normal">
      <loext:graphic-properties draw:fill="solid" draw:fill-color="#aed7a8" draw:opacity="100%"/>
      <style:paragraph-properties fo:hyphenation-ladder-count="no-limit" fo:background-color="#aed7a8"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style:letter-kerning="false" style:font-name-asian="Times New Roman" style:font-size-asian="10pt" style:language-asian="es" style:country-asian="ES" style:font-name-complex="Courier New" style:font-size-complex="10pt" style:language-complex="ar" style:country-complex="SA" fo:hyphenate="true" loext:hyphenation-no-caps="false"/>
    </style:style>
    <style:style style:name="P9" style:family="paragraph" style:parent-style-name="HTML_20_con_20_formato_20_previo">
      <loext:graphic-properties draw:fill="solid" draw:fill-color="#aed7a8" draw:opacity="100%"/>
      <style:paragraph-properties fo:background-color="#aed7a8"/>
      <style:text-properties fo:color="#000000" loext:opacity="100%" fo:font-size="13pt" style:font-size-asian="13pt" style:font-size-complex="13pt"/>
    </style:style>
    <style:style style:name="P10" style:family="paragraph" style:parent-style-name="HTML_20_con_20_formato_20_previo">
      <loext:graphic-properties draw:fill="solid" draw:fill-color="#aed7a8" draw:opacity="100%"/>
      <style:paragraph-properties fo:background-color="#aed7a8"/>
      <style:text-properties fo:color="#000000" loext:opacity="100%"/>
    </style:style>
    <style:style style:name="P11" style:family="paragraph" style:parent-style-name="HTML_20_con_20_formato_20_previo">
      <loext:graphic-properties draw:fill="solid" draw:fill-color="#aed7a8" draw:opacity="100%"/>
      <style:paragraph-properties fo:background-color="#aed7a8"/>
      <style:text-properties fo:color="#000000" loext:opacity="100%" fo:font-size="13pt" style:font-size-asian="13pt" style:font-size-complex="13pt"/>
    </style:style>
    <style:style style:name="P12" style:family="paragraph" style:parent-style-name="Heading_20_3">
      <loext:graphic-properties draw:fill="solid" draw:fill-color="#aed7a8" draw:opacity="100%"/>
      <style:paragraph-properties fo:background-color="#aed7a8"/>
    </style:style>
    <style:style style:name="P13" style:family="paragraph" style:parent-style-name="Heading_20_3">
      <style:paragraph-properties fo:break-before="page"/>
      <style:text-properties fo:color="#0000ff" loext:opacity="100%" style:font-name="Verdana" fo:font-size="9pt" fo:font-weight="bold" style:font-size-asian="9pt" style:font-weight-asian="bold"/>
    </style:style>
    <style:style style:name="P14" style:family="paragraph" style:parent-style-name="Normal" style:master-page-name="MP0">
      <loext:graphic-properties draw:fill="solid" draw:fill-color="#aed7a8" draw:opacity="100%"/>
      <style:paragraph-properties fo:margin-top="0.176cm" fo:margin-bottom="0.176cm" style:contextual-spacing="false" fo:hyphenation-ladder-count="no-limit" style:page-number="auto" fo:background-color="#aed7a8" style:vertical-align="auto"/>
      <style:text-properties fo:color="#000000" loext:opacity="100%" style:font-name="Arial" style:letter-kerning="false" style:font-name-asian="Times New Roman" style:language-asian="es" style:country-asian="ES" style:font-name-complex="Arial" style:language-complex="ar" style:country-complex="SA" fo:hyphenate="true" loext:hyphenation-no-caps="false"/>
    </style:style>
    <style:style style:name="P15" style:family="paragraph" style:parent-style-name="Normal">
      <loext:graphic-properties draw:fill="solid" draw:fill-color="#aed7a8" draw:opacity="100%"/>
      <style:paragraph-properties fo:margin-top="0.176cm" fo:margin-bottom="0.176cm" style:contextual-spacing="false" fo:hyphenation-ladder-count="no-limit" fo:background-color="#aed7a8" style:vertical-align="auto"/>
      <style:text-properties fo:color="#000000" loext:opacity="100%" fo:font-size="13pt" style:font-size-asian="13pt" style:font-size-complex="13pt" fo:hyphenate="true" loext:hyphenation-no-caps="false"/>
    </style:style>
    <style:style style:name="P16" style:family="paragraph" style:parent-style-name="Normal">
      <loext:graphic-properties draw:fill="solid" draw:fill-color="#aed7a8" draw:opacity="100%"/>
      <style:paragraph-properties fo:hyphenation-ladder-count="no-limit" fo:background-color="#aed7a8"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style:letter-kerning="false" style:font-name-asian="Times New Roman" style:font-size-asian="10pt" style:language-asian="es" style:country-asian="ES" style:font-name-complex="Courier New" style:font-size-complex="10pt" style:language-complex="ar" style:country-complex="SA" fo:hyphenate="true" loext:hyphenation-no-caps="false"/>
    </style:style>
    <style:style style:name="P17" style:family="paragraph" style:parent-style-name="Normal_20__28_Web_29_">
      <loext:graphic-properties draw:fill="solid" draw:fill-color="#aed7a8" draw:opacity="100%"/>
      <style:paragraph-properties fo:background-color="#aed7a8"/>
      <style:text-properties fo:color="#000000" loext:opacity="100%" style:font-name="Arial" style:font-name-complex="Arial"/>
    </style:style>
    <style:style style:name="P18" style:family="paragraph" style:parent-style-name="Normal_20__28_Web_29_">
      <loext:graphic-properties draw:fill="solid" draw:fill-color="#aed7a8" draw:opacity="100%"/>
      <style:paragraph-properties fo:background-color="#aed7a8"/>
      <style:text-properties fo:color="#000000" loext:opacity="100%" style:font-name="Arial" fo:font-size="13pt" style:font-size-asian="13pt" style:font-name-complex="Arial" style:font-size-complex="13pt"/>
    </style:style>
    <style:style style:name="P19" style:family="paragraph" style:parent-style-name="Normal_20__28_Web_29_">
      <loext:graphic-properties draw:fill="solid" draw:fill-color="#aed7a8" draw:opacity="100%"/>
      <style:paragraph-properties fo:background-color="#aed7a8"/>
      <style:text-properties fo:color="#000000" loext:opacity="100%" fo:font-size="13pt" style:font-size-asian="13pt" style:font-size-complex="13pt"/>
    </style:style>
    <style:style style:name="T1" style:family="text">
      <style:text-properties fo:color="#0000ff" loext:opacity="100%" style:language-asian="es" style:country-asian="ES" style:language-complex="ar" style:country-complex="SA"/>
    </style:style>
    <style:style style:name="T2" style:family="text">
      <style:text-properties fo:color="#000000" loext:opacity="100%" style:font-name="Ari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rabajamos con la tabla "libros" de una librería.</text:p>
      <text:p text:style-name="P6">Eliminamos la tabla y la creamos nuevamente:</text:p>
      <text:p text:style-name="P8"><text:s/>drop table libros;</text:p>
      <text:p text:style-name="P8"/>
      <text:p text:style-name="P8"><text:s/>create table libros(</text:p>
      <text:p text:style-name="P8"><text:s text:c="2"/>titulo varchar2(40),</text:p>
      <text:p text:style-name="P8"><text:s text:c="2"/>autor varchar2(30),</text:p>
      <text:p text:style-name="P8"><text:s text:c="2"/>editorial varchar2(20),</text:p>
      <text:p text:style-name="P8"><text:s text:c="2"/>precio number(5,2)</text:p>
      <text:p text:style-name="P8"><text:s/>);</text:p>
      <text:p text:style-name="P6">Ingresamos algunos registros:</text:p>
      <text:p text:style-name="P8"><text:s/>insert into libros values ('Uno','Richard Bach','Planeta',15);</text:p>
      <text:p text:style-name="P8"><text:s/>insert into libros values ('Ilusiones','Richard Bach','Planeta',12);</text:p>
      <text:p text:style-name="P8"><text:s/>insert into libros values ('El aleph','Borges','Emece',25);</text:p>
      <text:p text:style-name="P8"><text:s/>insert into libros values ('Aprenda PHP','Mario Molina','Nuevo siglo',50);</text:p>
      <text:p text:style-name="P8"><text:s/>insert into libros values ('Matematica estas ahi','Paenza','Nuevo siglo',18);</text:p>
      <text:p text:style-name="P8"><text:s/>insert into libros values ('Puente al infinito','Bach Richard','Sudamericana',14);</text:p>
      <text:p text:style-name="P8"><text:s/>insert into libros values ('Antología','J. L. Borges','Paidos',24);</text:p>
      <text:p text:style-name="P8"><text:s/>insert into libros values ('Java en 10 minutos','Mario Molina','Siglo XXI',45);</text:p>
      <text:p text:style-name="P8"><text:s/>insert into libros values ('Cervantes y el quijote','Borges- Casares','Planeta',34);</text:p>
      <text:p text:style-name="P6">Creamos un procedimiento que recibe el nombre de una editorial y luego aumenta en un 10% los precios de los libros de tal editorial:</text:p>
      <text:p text:style-name="P8"><text:s/>create or replace procedure pa_libros_aumentar10(aeditorial in varchar2)</text:p>
      <text:p text:style-name="P8"><text:s/>as</text:p>
      <text:p text:style-name="P8"><text:s/>begin</text:p>
      <text:p text:style-name="P8"><text:s text:c="2"/>update libros set precio=precio+(precio*0.1)</text:p>
      <text:p text:style-name="P8"><text:s text:c="2"/>where editorial=aeditorial;</text:p>
      <text:p text:style-name="P8"><text:s/>end;</text:p>
      <text:p text:style-name="P6">Ejecutamos el procedimiento:</text:p>
      <text:p text:style-name="P8"><text:s/>execute pa_libros_aumentar10('Planeta');</text:p>
      <text:p text:style-name="P6">Verificamos que los precios de los libros de la editorial "Planeta" han aumentado un 10%:</text:p>
      <text:p text:style-name="P8"><text:s/>select *from libros;</text:p>
      <text:p text:style-name="P6">Creamos otro procedimiento que recibe 2 parámetros, el nombre de una editorial y el valor de incremento (que tiene por defecto el valor 10):</text:p>
      <text:p text:style-name="P8"><text:s/>create or replace procedure pa_libros_aumentar(aeditorial in varchar2,aporcentaje in number default 10)</text:p>
      <text:p text:style-name="P8"><text:s/>as</text:p>
      <text:p text:style-name="P8"><text:s/>begin</text:p>
      <text:p text:style-name="P8"><text:s text:c="2"/>update libros set precio=precio+(precio*aporcentaje/100)</text:p>
      <text:p text:style-name="P8"><text:s text:c="2"/>where editorial=aeditorial;</text:p>
      <text:p text:style-name="P8"><text:s/>end;</text:p>
      <text:p text:style-name="P6">Ejecutamos el procedimiento enviando valores para ambos argumentos:</text:p>
      <text:p text:style-name="P8"><text:s/>execute pa_libros_aumentar('Planeta',30);</text:p>
      <text:p text:style-name="P6">Consultamos la tabla "libros" para verificar que los precios de los libros de la editorial "Planeta" han sido aumentados en un 30%:</text:p>
      <text:p text:style-name="P8"><text:s/>select *from libros;</text:p>
      <text:p text:style-name="P6">Ejecutamos el procedimiento "pa_libros_aumentar" omitiendo el segundo parámetro porque tiene establecido un valor por defecto:</text:p>
      <text:p text:style-name="P8"><text:s/>execute pa_libros_aumentar('Paidos');</text:p>
      <text:p text:style-name="P6"><text:soft-page-break/>Consultamos la tabla "libros" para verificar que los precios de los libros de la editorial "Paidos" han sido aumentados en un 10% (valor por defecto):</text:p>
      <text:p text:style-name="P8"><text:s/>select *from libros;</text:p>
      <text:p text:style-name="P6">Definimos un procedimiento almacenado que ingrese un nuevo libro en la tabla "libros":</text:p>
      <text:p text:style-name="P8"><text:s/>create or replace procedure pa_libros_insertar</text:p>
      <text:p text:style-name="P8"><text:s text:c="2"/>(atitulo in varchar2 default null, aautor in varchar2 default 'desconocido',</text:p>
      <text:p text:style-name="P8"><text:s text:c="3"/>aeditorial in varchar2 default 'sin especificar', aprecio in number default 0)</text:p>
      <text:p text:style-name="P8"><text:s/>as</text:p>
      <text:p text:style-name="P8"><text:s/>begin</text:p>
      <text:p text:style-name="P8"><text:s text:c="2"/>insert into libros values (atitulo,aautor,aeditorial,aprecio);</text:p>
      <text:p text:style-name="P8"><text:s/>end;</text:p>
      <text:p text:style-name="P6">Llamamos al procedimiento sin enviarle valores para los parámetros:</text:p>
      <text:p text:style-name="P8"><text:s/>execute pa_libros_insertar;</text:p>
      <text:p text:style-name="P6">Veamos cómo se almacenó el registro:</text:p>
      <text:p text:style-name="P8"><text:s/>select *from libros;</text:p>
      <text:p text:style-name="P6">Llamamos al procedimiento enviándole valores solamente para el primer y cuarto parámetros correspondientes al título y precio:</text:p>
      <text:p text:style-name="P8"><text:s/>execute pa_libros_insertar('Uno',100);</text:p>
      <text:p text:style-name="P15"/>
      <text:p text:style-name="P7">Creamos un procedimiento que recibe el nombre de un libro, en una variable guardamos el nombre del autor de tal libro, luego buscamos todos los libros de ese autor y los almacenamos en una tabla:</text:p>
      <text:p text:style-name="P9">create or replace procedure pa_autorlibro(atitulo in varchar2)</text:p>
      <text:p text:style-name="P9"><text:s/>as</text:p>
      <text:p text:style-name="P9"><text:s text:c="3"/>vautor varchar2(20);</text:p>
      <text:p text:style-name="P9"><text:s/>begin</text:p>
      <text:p text:style-name="P9"><text:s text:c="2"/>select autor into vautor from libros where titulo=atitulo;</text:p>
      <text:p text:style-name="P9"><text:s text:c="2"/>insert into tabla1</text:p>
      <text:p text:style-name="P9"><text:s text:c="3"/>select titulo,precio</text:p>
      <text:p text:style-name="P9"><text:s text:c="3"/>from libros</text:p>
      <text:p text:style-name="P9"><text:s text:c="3"/>where autor=vautor;</text:p>
      <text:p text:style-name="P9"><text:s/>end;</text:p>
      <text:p text:style-name="P9"><text:s/>/</text:p>
      <text:p text:style-name="P7">Ejecutamos el procedimiento: execute pa_autorlibro('Ilusiones');</text:p>
      <text:p text:style-name="P7">Luego de definir un parámetro y su tipo, opcionalmente, se puede especificar un valor por defecto; tal valor es el que asume el procedimiento al ser ejecutado si no recibe parámetros. Si no se coloca valor por defecto, un procedimiento definido con parámetros no puede ejecutarse sin valores para ellos.</text:p>
      <text:p text:style-name="P19"/>
      <text:p text:style-name="Standard"/>
      <text:p text:style-name="P7">La siguiente funcion recibe 1 parámetro, un valor a incrementar y retorna el valor ingresado como argumento con el incremento del 10%:</text:p>
      <text:p text:style-name="P9">create or replace function f_incremento10 (avalor number)</text:p>
      <text:p text:style-name="P9"><text:soft-page-break/><text:s text:c="2"/>return number</text:p>
      <text:p text:style-name="P9"><text:s/>is</text:p>
      <text:p text:style-name="P9"><text:s/>begin </text:p>
      <text:p text:style-name="P9"><text:s text:c="3"/>return avalor+(avalor*0.1);</text:p>
      <text:p text:style-name="P9"><text:s/>end;</text:p>
      <text:p text:style-name="P9"><text:s/>/</text:p>
      <text:p text:style-name="P7">Es importante el caracter '/' que al igual que los procedimientos almacenados se le informa al SQL Developer el fin de la función.</text:p>
      <text:p text:style-name="P7">Podemos emplear las funciones en cualquier lugar en el que se permita una expresión en una sentencia "select", por ejemplo:</text:p>
      <text:p text:style-name="P9"><text:s/>select titulo,precio,f_incremento10(precio) from libros;</text:p>
      <text:p text:style-name="P7">El resultado mostrará el título de cada libro, el precio y el precio incrementado en un 10% devuelto por la función.</text:p>
      <text:p text:style-name="P7">La siguiente funcion recibe 2 parámetros, un valor a incrementar y el incremento y retorna el valor ingresado como primer argumento con el incremento especificado por el segundo argumento:</text:p>
      <text:p text:style-name="P9">create or replace function f_incremento (avalor number, aincremento number)</text:p>
      <text:p text:style-name="P9"><text:s text:c="2"/>return number</text:p>
      <text:p text:style-name="P9"><text:s/>is</text:p>
      <text:p text:style-name="P9"><text:s text:c="2"/>begin </text:p>
      <text:p text:style-name="P9"><text:s text:c="3"/>return avalor+(avalor*aincremento/100);</text:p>
      <text:p text:style-name="P9"><text:s text:c="2"/>end;</text:p>
      <text:p text:style-name="P9"><text:s text:c="2"/>/</text:p>
      <text:p text:style-name="P7">Realizamos un "select" y llamamos a la función creada anteriormente, enviando como primer argumento el campo "precio" y como segundo argumento el valor "20", es decir, incrementará en un 20" los precios de los libros:</text:p>
      <text:p text:style-name="P9"><text:s/>select titulo,precio,f_incremento(precio,20) from libros;</text:p>
      <text:p text:style-name="P7">El resultado nos mostrará el título de cada libro, el precio y el precio incrementado en un 20% devuelto por la función.</text:p>
      <text:p text:style-name="P7">Podemos realizar otros "select" llamando a la función con otro valor como segundo argumento, por ejemplo:</text:p>
      <text:p text:style-name="P9"><text:s/>select titulo,precio,f_incremento(precio,50) from libros;</text:p>
      <text:p text:style-name="P7">La siguiente función recibe un parámetro de tipo numérico y retorna una cadena de caracteres. Se define una variable en la zona de definición de variables denominada "valorretornado" de tipo varchar. En el cuerpo de la función empleamos una estructura condicional (if) para averiguar si el valor enviado como argumento es menor o igual a 20, si lo es, almacenamos en la variable "valorretornado" la cadena "economico", en caso contrario guardamos en tal variable la cadena "costoso"; al finalizar la estructura condicional retornamos la variable "valorretornado":</text:p>
      <text:p text:style-name="P9">create or replace function f_costoso (avalor number)</text:p>
      <text:p text:style-name="P9"><text:s text:c="2"/>return varchar</text:p>
      <text:p text:style-name="P9"><text:s/>is</text:p>
      <text:p text:style-name="P9"><text:soft-page-break/><text:s text:c="2"/>valorretornado varchar(20);</text:p>
      <text:p text:style-name="P9"><text:s/>begin</text:p>
      <text:p text:style-name="P9"><text:s text:c="3"/>valorretornado:='';</text:p>
      <text:p text:style-name="P9"><text:s text:c="3"/>if avalor&lt;=20 then</text:p>
      <text:p text:style-name="P9"><text:s text:c="4"/>valorretornado:='economico';</text:p>
      <text:p text:style-name="P9"><text:s text:c="3"/>else valorretornado:='costoso';</text:p>
      <text:p text:style-name="P9"><text:s text:c="3"/>end if;</text:p>
      <text:p text:style-name="P9"><text:s text:c="3"/>return valorretornado;</text:p>
      <text:p text:style-name="P9"><text:s/>end;</text:p>
      <text:p text:style-name="P9"><text:s/>/</text:p>
      <text:p text:style-name="P7">Realizamos un "select" y llamamos a la función creada anteriormente, enviando como argumento el campo "precio":</text:p>
      <text:p text:style-name="P9"><text:s/>select titulo,precio,f_costoso(precio) from libros;</text:p>
      <text:p text:style-name="P7">El resultado mostrará el título de cada libro, el precio y el resultado devuelto por la función (si el precio es menor o mayor a $20, la cadena "economico" o "costoso" respectivamente).</text:p>
      <text:p text:style-name="P7">Entonces, una función es un bloque de código que implementa acciones y que es referenciado por un nombre. Puede recibir argumentos. La diferencia con los procedimientos es que retornan un valor siempre.</text:p>
      <text:p text:style-name="P7">Para asignar un valor a una variable, dentro de una función DEBE usarse ":=" (dos puntos e igual).</text:p>
      <text:p text:style-name="P7">Si no se le definen parámetros a una función, no deben colocarse los paréntesis.</text:p>
      <text:p text:style-name="P7">Podemos emplear una función sin incluir campos de una tabla. Por ejemplo:</text:p>
      <text:p text:style-name="P9"><text:s/>select f_costoso (10) from dual;</text:p>
      <text:p text:style-name="P7">Para almacenar los valores de un "select" debemos tipear:</text:p>
      <text:p text:style-name="P9"><text:s/>select ...into VARIABLE from...</text:p>
      <text:p text:style-name="P7">Por ejemplo:</text:p>
      <text:p text:style-name="P9"><text:s/>select sum(precio) into variable from libros where autor='';</text:p>
      <text:p text:style-name="P7">La siguiente función recibe dos valores numéricos como parámetros y retorna el promedio:</text:p>
      <text:p text:style-name="P9">create or replace function f_promedio (avalor1 number, avalor2 number)</text:p>
      <text:p text:style-name="P9"><text:s/>return number</text:p>
      <text:p text:style-name="P9"><text:s/>is</text:p>
      <text:p text:style-name="P9"><text:s/>begin </text:p>
      <text:p text:style-name="P9"><text:s text:c="3"/>return (avalor1+avalor2)/2;</text:p>
      <text:p text:style-name="P9"><text:s/>end;</text:p>
      <text:p text:style-name="P9"><text:s/>/</text:p>
      <text:p text:style-name="P7">Llamamos a la función "f_promedio":</text:p>
      <text:p text:style-name="P9"><text:s/>select f_promedio (10,20) from du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style:font-face style:name="Verdana" svg:font-family="Verdana, Arial, Helvetica, sans" style:font-family-generic="system"/>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loext:hyphenation-no-caps="false"/>
    </style:style>
    <style:style style:name="HTML_20_con_20_formato_20_previo" style:display-name="HTML con formato previo"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fo:hyphenate="true" loext:hyphenation-no-caps="false"/>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CUBILLO MENAYO, MERCEDES</meta:initial-creator>
    <meta:creation-date>2022-04-25T12:26:00Z</meta:creation-date>
    <dc:date>2022-05-09T15:04:50.990000000</dc:date>
    <meta:editing-cycles>2</meta:editing-cycles>
    <meta:editing-duration>PT24M35S</meta:editing-duration>
    <meta:document-statistic meta:table-count="0" meta:image-count="0" meta:object-count="0" meta:page-count="4" meta:paragraph-count="134" meta:word-count="1034" meta:character-count="7501" meta:non-whitespace-character-count="6458"/>
    <meta:template xlink:type="simple" xlink:actuate="onRequest" xlink:title="" xlink:href="../CREATE%20OR%20REPLACE%20PROCEDURE.odt/Normal.dotm"/>
  </office:meta>
</office:document-meta>
</file>